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6" style:family="paragraph" style:parent-style-name="Text_20_body">
      <style:paragraph-properties fo:line-height="150%" fo:text-align="justify" style:justify-single-word="false"/>
      <style:text-properties style:font-name="Arial" fo:font-size="12pt" fo:font-weight="normal" officeooo:rsid="003aa826" officeooo:paragraph-rsid="003aa826"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32e7a5" officeooo:paragraph-rsid="00312475"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357888" officeooo:paragraph-rsid="003aa826" style:font-size-asian="12pt" style:font-weight-asian="normal" style:font-size-complex="12pt" style:font-weight-complex="normal"/>
    </style:style>
    <style:style style:name="P9"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10" style:family="paragraph" style:parent-style-name="Text_20_body">
      <style:text-properties style:font-name="arial1" fo:font-size="12pt" fo:font-style="normal" style:text-underline-style="none" fo:font-weight="normal" officeooo:rsid="008aa58f" officeooo:paragraph-rsid="00357888" style:font-size-asian="12pt" style:font-style-asian="normal" style:font-weight-asian="normal" style:font-size-complex="12pt" style:font-style-complex="normal" style:font-weight-complex="normal"/>
    </style:style>
    <style:style style:name="P11" style:family="paragraph" style:parent-style-name="Text_20_body">
      <style:paragraph-properties fo:line-height="150%" fo:text-align="justify" style:justify-single-word="false"/>
      <style:text-properties style:font-name="Arial" fo:font-size="12pt" fo:font-weight="normal" officeooo:rsid="003b3639" officeooo:paragraph-rsid="00472870" style:font-size-asian="12pt" style:font-weight-asian="normal" style:font-size-complex="12pt" style:font-weight-complex="normal"/>
    </style:style>
    <style:style style:name="P12" style:family="paragraph" style:parent-style-name="Heading_20_1">
      <style:paragraph-properties fo:line-height="150%" fo:text-align="justify" style:justify-single-word="false"/>
      <style:text-properties officeooo:rsid="003aa826" officeooo:paragraph-rsid="003aa826"/>
    </style:style>
    <style:style style:name="P13"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style:font-name="Arial" fo:font-size="12pt" officeooo:rsid="00228a4d" style:font-size-asian="12pt" style:font-size-complex="12pt"/>
    </style:style>
    <style:style style:name="T3" style:family="text">
      <style:text-properties style:font-name="Arial" fo:font-size="12pt" officeooo:rsid="000c24b8" style:font-size-asian="12pt" style:font-size-complex="12pt"/>
    </style:style>
    <style:style style:name="T4" style:family="text">
      <style:text-properties style:font-name="Arial" fo:font-size="12pt" officeooo:rsid="001fe16f" style:font-size-asian="12pt" style:font-size-complex="12pt"/>
    </style:style>
    <style:style style:name="T5" style:family="text">
      <style:text-properties style:font-name="Arial" fo:font-size="12pt" officeooo:rsid="001e8113" style:font-size-asian="12pt" style:font-size-complex="12pt"/>
    </style:style>
    <style:style style:name="T6" style:family="text">
      <style:text-properties style:font-name="Arial" fo:font-size="12pt" officeooo:rsid="00279e65" style:font-size-asian="12pt" style:font-size-complex="12pt"/>
    </style:style>
    <style:style style:name="T7" style:family="text">
      <style:text-properties style:font-name="Arial" fo:font-size="12pt" officeooo:rsid="005ce90c" style:font-size-asian="12pt" style:font-size-complex="12pt"/>
    </style:style>
    <style:style style:name="T8" style:family="text">
      <style:text-properties style:font-name="Arial" fo:font-size="12pt" officeooo:rsid="005eb991" style:font-size-asian="12pt" style:font-size-complex="12pt"/>
    </style:style>
    <style:style style:name="T9" style:family="text">
      <style:text-properties style:font-name="Arial" fo:font-size="12pt" officeooo:rsid="00177cbd" style:font-size-asian="12pt" style:font-size-complex="12pt"/>
    </style:style>
    <style:style style:name="T10" style:family="text">
      <style:text-properties officeooo:rsid="008b3675"/>
    </style:style>
    <style:style style:name="T11" style:family="text">
      <style:text-properties officeooo:rsid="0030e5a5"/>
    </style:style>
    <style:style style:name="T12" style:family="text">
      <style:text-properties officeooo:rsid="003c8561"/>
    </style:style>
    <style:style style:name="T13" style:family="text">
      <style:text-properties officeooo:rsid="003cddc6"/>
    </style:style>
    <style:style style:name="T14" style:family="text">
      <style:text-properties officeooo:rsid="003e6f46"/>
    </style:style>
    <style:style style:name="T15" style:family="text">
      <style:text-properties officeooo:rsid="003fd299"/>
    </style:style>
    <style:style style:name="T16" style:family="text">
      <style:text-properties officeooo:rsid="00403b99"/>
    </style:style>
    <style:style style:name="T17" style:family="text">
      <style:text-properties officeooo:rsid="004244a5"/>
    </style:style>
    <style:style style:name="T18" style:family="text">
      <style:text-properties officeooo:rsid="00437b62"/>
    </style:style>
    <style:style style:name="T19" style:family="text">
      <style:text-properties officeooo:rsid="0045766c"/>
    </style:style>
    <style:style style:name="T20" style:family="text">
      <style:text-properties officeooo:rsid="0046c394"/>
    </style:style>
    <style:style style:name="T21" style:family="text">
      <style:text-properties officeooo:rsid="004728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2">Die </text:span>Befriedung der Ambivalenz</text:h>
      <text:p text:style-name="P7">Der Text behandelt die politische Dimension des Begriff<text:span text:style-name="T18">e</text:span>s der Rationalität. Unter Rationalität versteht sich <text:span text:style-name="T17">dabei</text:span>, „<text:span text:style-name="T13">wenn </text:span>die Wünsche <text:span text:style-name="T13">und </text:span>die Überzeugungen <text:span text:style-name="T13">mit dem </text:span>Handeln <text:span text:style-name="T13">(z. B. Entscheidungen) </text:span>übereinstimmen“ (<text:span text:style-name="T17">vgl. Ryan Murphy</text:span>, Min. 3).</text:p>
      <text:p text:style-name="P8">Die Frage nach der Herrschaft durch Rationalität hat mehrere Perspektiven, angesprochen werden soll folgend jene des Diskurses und des Missbrauches. Die zentrale<text:span text:style-name="T19">n</text:span> Frage<text:span text:style-name="T19">n</text:span> <text:span text:style-name="T15">dabei scheinen</text:span>: <text:span text:style-name="T18">W</text:span>er bestimmt den Diskurs und wo findet er statt. Was ist rational? Wer kann <text:span text:style-name="T15">an der Begriffsbestimmung </text:span>teilnehmen? Und nicht zuletzt: Wer setzt den Zweck fest, in dem der Begriff der Rationalität wirkt, der <text:span text:style-name="T15">ja nicht zuletzt nur </text:span>das mit Sprache ausdrückbare, das Bewusste sein kann? Somit stellt bereits der Beginn eines Diskurses unter dem Begriff der Rationalität ein Machtgefüge her, da es ein Hineindrücken des Denkens in <text:span text:style-name="T19">dessen Begriffraum</text:span> und Zwängen ist. Das Gestalten wird vom Verwalten abgelöst.</text:p>
      <text:p text:style-name="P6">Rationalität hat eine begrenzte Gültigkeit. <text:span text:style-name="T15">N</text:span>icht alle Bereiche des Lebens können oder sollten dadurch organisiert werden. Vielmehr ist die Spannung zwischen dem was man machen will und dem was man nach rationalen Maßstäben machen sollte oft eine Kraft aus der Neues entsteht. Ich <text:span text:style-name="T15">bin der festen Überzeugung, </text:span>es ist eine Koexistenz von Rationalität und Irrationalität möglich, ja sogar wünschenswert <text:span text:style-name="T15">und wahrscheinlich sowieso </text:span>unausweichlich. <text:span text:style-name="T15">Die beiden Pole </text:span>wiedersprechen sich nicht, vielmehr bedingen sie einander und <text:span text:style-name="T15">bei näherer Betrachtung ist die Zuordnung an sich schwer</text:span>. Was heute noch Schabernack <text:span text:style-name="T15">ist</text:span>, <text:span text:style-name="T15">wird </text:span>morgen vielleicht schon wissenschaftlich gesichertes Wissen. <text:span text:style-name="T15">G</text:span>enauso kann eine Änderung der Perspektive rationales Handeln schnell unpassend, ja sogar dumm wirken lassen, wie die <text:span text:style-name="T15">Kunst oder die </text:span>Liebe <text:span text:style-name="T20">uns immer wieder </text:span>zeigt. </text:p>
      <text:p text:style-name="P11">Somit ist vielleicht die <text:span text:style-name="T21">gegenüberstellende und dadurch trennende </text:span>Frage ob rational oder irrational <text:span text:style-name="T21">für sich alleine </text:span>de<text:span text:style-name="T21">r</text:span> falsche <text:span text:style-name="T21">Weg. Vielleicht sollte mehr über konkrete Fälle und deren </text:span>Auswirkungen <text:span text:style-name="T21">gesprochen werden und</text:span> basierend auf sozialer Interaktion <text:span text:style-name="T21">deren </text:span>Verträglichkeit für andere. <text:span text:style-name="T21">Das Polarisieren der beiden Begriffe ist </text:span>zu wenig und endet <text:span text:style-name="T21">oftmals z</text:span>u früh <text:span text:style-name="T15">in Bildern von Gut und Böse, ein Problem das dialektischen Gedanken immer wieder zum Verhängnis wird</text:span>. Das zentrale Problem scheint <text:span text:style-name="T21">doch d</text:span>ie Unsichtbarkeit, <text:soft-page-break/>die Ungleichverteilung und die Institutionalisierung der Herrschaftsverhältnisse - <text:span text:style-name="T15">und der Verwendung des Begriffes der</text:span> Rationalität <text:span text:style-name="T15">um dies unverändert zu lassen</text:span>. <text:span text:style-name="T15">Eine Kombination von Rationalität und sozialer Interaktion könnte hier einen guten Lösungsansatz bieten - auch im Diskurs über die Rationalität.</text:span></text:p>
      <text:h text:style-name="Heading_20_1" text:outline-level="1">Literaturverzeichnis</text:h>
      <text:p text:style-name="P9"><text:span text:style-name="T11">Habermas</text:span>, <text:span text:style-name="T11">Jürgen</text:span>: <text:span text:style-name="T11">Technik und Wissenschaft als Ideologie</text:span>, <text:span text:style-name="T10">1969. Suhrkamp Verlag.</text:span></text:p>
      <text:p text:style-name="P10"><text:span text:style-name="T14">Murphy, Ryan: Omega Tau Podcast: Game Theory, 2012. </text:span><text:a xlink:type="simple" xlink:href="http://omegataupodcast.net/2012/10/106-game-theory/"><text:span text:style-name="T14">http://omegataupodcast.net/2012/10/106-game-theory/</text:span></text:a><text:span text:style-name="T14"> (Zugriff 12/2013)</text:span></text:p>
      <text:h text:style-name="Heading_20_1" text:outline-level="1">Details</text:h>
      <text:p text:style-name="P3"><text:span text:style-name="T2">Autor: </text:span><text:span text:style-name="T3">Stefan Kasberger, </text:span><text:span text:style-name="T4">Matr</text:span><text:span text:style-name="T2">ikelnummer</text:span><text:span text:style-name="T3"> </text:span><text:span text:style-name="T5">#1011416, </text:span><text:a xlink:type="simple" xlink:href="mailto:stefan.kasberger@edu.uni-graz.at"><text:span text:style-name="T5">stefan.kasberger@edu.uni-graz.at</text:span></text:a><text:span text:style-name="T5"> <text:s text:c="2"/></text:span></text:p>
      <text:p text:style-name="P4">Datum: <text:span text:style-name="T16">7</text:span>. <text:span text:style-name="T16">Jänner </text:span>201<text:span text:style-name="T16">4</text:span> in Graz</text:p>
      <text:p text:style-name="P5">Aufgabenstellung: <text:s/>Eine Seite zu „Technik und Wissenschaft als Ideologie“ von Jürgen Habermas.</text:p>
      <text:p text:style-name="P3"><text:span text:style-name="T6">GitHub: </text:span><text:a xlink:type="simple" xlink:href="https://github.com/skasberger/vo-einfuehrung-technikphilosophie"><text:span text:style-name="T7">https://github.com/skasberger/vo-einfuehrung-technikphilosophie</text:span></text:a></text:p>
      <text:p text:style-name="P3"><text:span text:style-name="T2">Web: </text:span><text:a xlink:type="simple" xlink:href="http://openscienceasap.org/"><text:span text:style-name="T8">openscienceasap.org</text:span></text:a><text:span text:style-name="T6"> </text:span></text:p>
      <text:p text:style-name="P3"><text:span text:style-name="T2">Lizenz: </text:span><text:a xlink:type="simple" xlink:href="https://creativecommons.org/licenses/by/3.0/at/"><text:span text:style-name="T9">Creative Commons CC by AT 3.0</text:span></text:a></text:p>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20">
      <number:year number:style="long"/>
    </number:date-style>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date style:data-style-name="N120" text:date-value="2013-12-03T18:42:49.000000180" text:fixed="true">2013</text:date></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15M7S</meta:editing-duration>
    <meta:editing-cycles>30</meta:editing-cycles>
    <meta:generator>LibreOffice/4.1.3.2$Linux_X86_64 LibreOffice_project/410m0$Build-2</meta:generator>
    <dc:title>Bericht</dc:title>
    <dc:date>2014-01-09T15:28:58.000247296</dc:date>
    <dc:creator>Stefan Kasberger</dc:creator>
    <meta:document-statistic meta:table-count="0" meta:image-count="1" meta:object-count="0" meta:page-count="2" meta:paragraph-count="20" meta:word-count="448" meta:character-count="3419" meta:non-whitespace-character-count="2890"/>
  </office:meta>
</office:document-meta>
</file>